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2"/>
    <style:style style:name="ce8" style:family="table-cell" style:parent-style-name="Default" style:data-style-name="N61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ext-properties fo:font-weight="bold" style:font-weight-asian="bold" style:font-weight-complex="bold"/>
    </style:style>
    <style:style style:name="ce12" style:family="table-cell" style:parent-style-name="Default" style:data-style-name="N60"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60">
      <style:text-properties fo:font-weight="normal" style:font-weight-asian="normal" style:font-weight-complex="normal"/>
    </style:style>
    <style:style style:name="ce15" style:family="table-cell" style:parent-style-name="Default" style:data-style-name="N128"/>
    <style:style style:name="gr1" style:family="graphic">
      <style:graphic-properties svg:stroke-width="1.45pt" svg:stroke-color="#ff0000" draw:marker-start="Dimension_20_Lines" draw:marker-start-width="10.06pt" draw:marker-end="Dimension_20_Lines" draw:marker-end-width="10.06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svg:stroke-color="#000000" draw:fill="none" draw:fill-color="#ffffff" fo:min-height="16.55pt"/>
    </style:style>
    <style:style style:name="gr3" style:family="graphic">
      <style:graphic-properties draw:textarea-horizontal-align="justify" draw:textarea-vertical-align="middle" draw:auto-grow-height="false" fo:min-height="8.84pt" fo:min-width="9.1pt"/>
    </style:style>
    <style:style style:name="gr4" style:family="graphic">
      <style:graphic-properties draw:stroke="none" svg:stroke-color="#000000" draw:fill="none" draw:fill-color="#ffffff" fo:min-height="18.09pt"/>
    </style:style>
    <style:style style:name="gr5" style:family="graphic">
      <style:graphic-properties draw:stroke="none" svg:stroke-color="#000000" draw:fill="none" draw:fill-color="#ffffff" fo:min-height="21.83pt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table table:name="test_3" table:style-name="ta1">
        <table:shapes>
          <draw:line draw:z-index="0" draw:style-name="gr1" draw:text-style-name="P1" svg:x1="128.92pt" svg:y1="139.29pt" svg:x2="258.72pt" svg:y2="139.29pt">
            <text:p/>
          </draw:line>
          <draw:line draw:z-index="1" draw:style-name="gr1" draw:text-style-name="P1" svg:x1="256.31pt" svg:y1="139.24pt" svg:x2="389.34pt" svg:y2="139.24pt">
            <text:p/>
          </draw:line>
          <draw:frame draw:z-index="2" draw:style-name="gr2" draw:text-style-name="P2" svg:width="31.29pt" svg:height="16.55pt" svg:x="116.5pt" svg:y="142.3pt">
            <draw:text-box>
              <text:p>-0.5</text:p>
            </draw:text-box>
          </draw:frame>
          <draw:frame draw:z-index="3" draw:style-name="gr2" draw:text-style-name="P2" svg:width="31.27pt" svg:height="16.55pt" svg:x="378.65pt" svg:y="142.5pt">
            <draw:text-box>
              <text:p>0.5</text:p>
            </draw:text-box>
          </draw:frame>
          <draw:custom-shape draw:z-index="4" draw:style-name="gr3" draw:text-style-name="P1" svg:width="12.84pt" svg:height="12.47pt" svg:x="252pt" svg:y="120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draw:text-style-name="P2" svg:width="54.54pt" svg:height="18.09pt" svg:x="186.12pt" svg:y="153.35pt">
            <draw:text-box>
              <text:p>cell 0</text:p>
            </draw:text-box>
          </draw:frame>
          <draw:frame draw:z-index="6" draw:style-name="gr4" draw:text-style-name="P2" svg:width="54.54pt" svg:height="18.09pt" svg:x="313.65pt" svg:y="153.75pt">
            <draw:text-box>
              <text:p>cell 1</text:p>
            </draw:text-box>
          </draw:frame>
          <draw:frame draw:z-index="7" draw:style-name="gr5" draw:text-style-name="P2" svg:width="25.68pt" svg:height="21.83pt" svg:x="253.28pt" svg:y="102.27pt">
            <draw:text-box>
              <text:p>p0</text:p>
            </draw:text-box>
          </draw:frame>
          <draw:frame draw:z-index="8" draw:style-name="gr4" draw:text-style-name="P2" svg:width="54.54pt" svg:height="18.09pt" svg:x="116.9pt" svg:y="164.92pt">
            <draw:text-box>
              <text:p>node 0</text:p>
            </draw:text-box>
          </draw:frame>
          <draw:frame draw:z-index="9" draw:style-name="gr4" draw:text-style-name="P2" svg:width="54.54pt" svg:height="18.09pt" svg:x="242.11pt" svg:y="164.92pt">
            <draw:text-box>
              <text:p>node 1</text:p>
            </draw:text-box>
          </draw:frame>
          <draw:frame draw:z-index="10" draw:style-name="gr4" draw:text-style-name="P2" svg:width="54.54pt" svg:height="18.09pt" svg:x="376.02pt" svg:y="167.75pt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Cartesian 1D Poisson solve with source from test_ChargeDensity.ods:test_4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Weights (coulombs per unit are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00000000" calcext:value-type="float">
            <text:p>4.00E+010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4"/>
          <table:table-cell table:style-name="ce4" table:formula="of:=[.D7]" office:value-type="float" office:value="40000000000" calcext:value-type="float">
            <text:p>4.00E+01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4" table:formula="of:=SUM([.D19:.D21])" office:value-type="float" office:value="0" calcext:value-type="float">
            <text:p>0.00E+000</text:p>
          </table:table-cell>
          <table:table-cell table:style-name="ce4" table:formula="of:=SUM([.E19:.E21])" office:value-type="float" office:value="40000000000" calcext:value-type="float">
            <text:p>4.00E+010</text:p>
          </table:table-cell>
          <table:table-cell table:style-name="ce4" table:formula="of:=SUM([.F19:.F21])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4" office:value-type="float" office:value="1.602176487E-019" calcext:value-type="float">
            <text:p>1.60E-019</text:p>
          </table:table-cell>
          <table:table-cell table:formula="of:=[.D22]*[.$C$25]" office:value-type="float" office:value="0" calcext:value-type="float">
            <text:p>0</text:p>
          </table:table-cell>
          <table:table-cell table:formula="of:=[.E22]*[.$C$25]" office:value-type="float" office:value="0.000000006408705948" calcext:value-type="float">
            <text:p>6.408705948E-09</text:p>
          </table:table-cell>
          <table:table-cell table:formula="of:=[.F22]*[.$C$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ield due to boundary-condit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x: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hi: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E:</text:p>
          </table:table-cell>
          <table:table-cell table:formula="of:=-([.E31]-[.D31])/([.E30]-[.D30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Field from the char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 = sigma/epsilon_0</text:p>
          </table:table-cell>
          <table:table-cell table:number-columns-repeated="2"/>
          <table:table-cell table:formula="of:=[.E25]/epsilon_0" office:value-type="float" office:value="723.805060436522" calcext:value-type="float">
            <text:p>723.805060436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py:</text:p>
          </table:table-cell>
          <table:table-cell office:value-type="float" office:value="723.82" calcext:value-type="float">
            <text:p>723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ticle weight</text:p>
          </table:table-cell>
          <table:table-cell table:style-name="ce7" table:formula="of:=[.E20]/723.82" office:value-type="float" office:value="55262358.0448178" calcext:value-type="float">
            <text:p>5.526E+07</text:p>
          </table:table-cell>
          <table:table-cell office:value-type="string" calcext:value-type="string">
            <text:p>will give a jump of 1 V/m</text:p>
          </table:table-cell>
          <table:table-cell/>
          <table:table-cell table:style-name="ce8" table:formula="of:=epsilon_0/q_e" office:value-type="float" office:value="55263498.6772216" calcext:value-type="float">
            <text:p>5.53E+07</text:p>
          </table:table-cell>
        </table:table-row>
        <table:table-row table:style-name="ro1">
          <table:table-cell table:number-columns-repeated="4"/>
          <table:table-cell table:formula="of:=[.E39]*q_e" office:value-type="float" office:value="0.00000000000885400506755823" calcext:value-type="float">
            <text:p>8.85400506755823E-12</text:p>
          </table:table-cell>
          <table:table-cell table:number-columns-repeated="2"/>
          <table:table-cell table:style-name="ce8" table:formula="of:=epsilon_0" office:value-type="float" office:value="0.000000000008854187817" calcext:value-type="float">
            <text:p>8.85E-12</text:p>
          </table:table-cell>
        </table:table-row>
        <table:table-row table:style-name="ro1">
          <table:table-cell table:number-columns-repeated="4"/>
          <table:table-cell table:formula="of:=[.E39]*q_e/epsilon_0" office:value-type="float" office:value="0.999979360112351" calcext:value-type="float">
            <text:p>0.9999793601</text:p>
          </table:table-cell>
          <table:table-cell table:number-columns-repeated="3"/>
        </table:table-row>
      </table:table>
      <table:table table:name="test_4" table:style-name="ta1">
        <table:shapes>
          <draw:frame draw:z-index="0" draw:style-name="gr6" draw:text-style-name="P3" svg:width="453.46pt" svg:height="255.26pt" svg:x="640.03pt" svg:y="269.55pt">
            <loext:p draw:notify-on-update-of-ranges="test_4.M9:test_4.M18 test_4.N7:test_4.N7 test_4.N9:test_4.N18 test_4.M9:test_4.M18 test_4.O7:test_4.O7 test_4.O9:test_4.O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table:style-name="ce2" office:value-type="string" calcext:value-type="string">
            <text:p>Spherical 1D radial Poisson solve with source from test_ChargeDensity.ods:test_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Put a charge (actually a spherical shell of charge) at r = 2 m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7" table:formula="of:=1/(4*PI()*epsilon_0)" office:value-type="float" office:value="8987551787.99791" calcext:value-type="float">
            <text:p>8.988E+0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2" office:value-type="string" calcext:value-type="string">
            <text:p>Plot -E vs radius, comparing code with analytic resul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3"/>
          <table:table-cell table:style-name="ce2" office:value-type="string" calcext:value-type="string">
            <text:p>Analytic calculation of potential vs. radius</text:p>
          </table:table-cell>
          <table:table-cell table:number-columns-repeated="5"/>
          <table:table-cell office:value-type="string" calcext:value-type="string">
            <text:p>Code value is a cell quantity, so compute analytic value at cell cen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From mesh_1D_radial.xml:</text:p>
          </table:table-cell>
          <table:table-cell table:number-columns-repeated="2"/>
          <table:table-cell table:style-name="ce9" office:value-type="string" calcext:value-type="string">
            <text:p>With phi=0 at r=5, the potential is then:</text:p>
          </table:table-cell>
          <table:table-cell table:number-columns-repeated="4"/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Analytic</text:p>
          </table:table-cell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Potential</text:p>
          </table:table-cell>
          <table:table-cell table:style-name="ce3"/>
          <table:table-cell table:style-name="ce10" office:value-type="string" calcext:value-type="string">
            <text:p>Potential</text:p>
          </table:table-cell>
          <table:table-cell table:number-columns-repeated="2"/>
          <table:table-cell table:style-name="ce13" office:value-type="string" calcext:value-type="string">
            <text:p>Cell</text:p>
          </table:table-cell>
          <table:table-cell table:style-name="ce10" office:value-type="string" calcext:value-type="string">
            <text:p>Midpoint</text:p>
          </table:table-cell>
          <table:table-cell table:style-name="ce13" office:value-type="string" calcext:value-type="string">
            <text:p>-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formula="of:=[.$C$16]*V_factor/[.F9]" office:value-type="float" office:value="-8987551787.99791" calcext:value-type="float">
            <text:p>-8.99E+009</text:p>
          </table:table-cell>
          <table:table-cell/>
          <table:table-cell table:style-name="ce4" table:formula="of:=[.G9]-[.$G$19]" office:value-type="float" office:value="-7190041430.39833" calcext:value-type="float">
            <text:p>-7.19E+009</text:p>
          </table:table-cell>
          <table:table-cell table:style-name="ce4"/>
          <table:table-cell/>
          <table:table-cell office:value-type="float" office:value="0" calcext:value-type="float">
            <text:p>0</text:p>
          </table:table-cell>
          <table:table-cell table:style-name="ce7" table:formula="of:=([.F9]+[.F10])/2" office:value-type="float" office:value="1.10023744672546" calcext:value-type="float">
            <text:p>1.100E+00</text:p>
          </table:table-cell>
          <table:table-cell table:style-name="ce7" office:value-type="float" office:value="-18637108.445718" calcext:value-type="float">
            <text:p>-1.864E+07</text:p>
          </table:table-cell>
          <table:table-cell table:style-name="ce7" table:formula="of:=-[.$C$16]*[.$I$4]/[.M9]^2" office:value-type="float" office:value="7424523079.5628" calcext:value-type="float">
            <text:p>7.425E+09</text:p>
          </table:table-cell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.20047489345091" calcext:value-type="float">
            <text:p>1.2004748935</text:p>
          </table:table-cell>
          <table:table-cell table:style-name="ce4" table:formula="of:=[.$C$16]*V_factor/[.F10]" office:value-type="float" office:value="-7486663683.70446" calcext:value-type="float">
            <text:p>-7.49E+009</text:p>
          </table:table-cell>
          <table:table-cell/>
          <table:table-cell table:style-name="ce4" table:formula="of:=[.G10]-[.$G$19]" office:value-type="float" office:value="-5689153326.10488" calcext:value-type="float">
            <text:p>-5.69E+009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7" table:formula="of:=([.F10]+[.F11])/2" office:value-type="float" office:value="1.34705099181346" calcext:value-type="float">
            <text:p>1.347E+00</text:p>
          </table:table-cell>
          <table:table-cell table:style-name="ce7" office:value-type="float" office:value="-12418597.4818857" calcext:value-type="float">
            <text:p>-1.242E+07</text:p>
          </table:table-cell>
          <table:table-cell table:style-name="ce7" table:formula="of:=-[.$C$16]*[.$I$4]/[.M10]^2" office:value-type="float" office:value="4953057091.33416" calcext:value-type="float">
            <text:p>4.953E+09</text:p>
          </table:table-cell>
        </table:table-row>
        <table:table-row table:style-name="ro1">
          <table:table-cell table:number-columns-repeated="5"/>
          <table:table-cell office:value-type="float" office:value="1.49362709017601" calcext:value-type="float">
            <text:p>1.4936270902</text:p>
          </table:table-cell>
          <table:table-cell table:style-name="ce4" table:formula="of:=[.$C$16]*V_factor/[.F11]" office:value-type="float" office:value="-6017266188.53626" calcext:value-type="float">
            <text:p>-6.02E+009</text:p>
          </table:table-cell>
          <table:table-cell/>
          <table:table-cell table:style-name="ce4" table:formula="of:=[.G11]-[.$G$19]" office:value-type="float" office:value="-4219755830.93668" calcext:value-type="float">
            <text:p>-4.22E+009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table:style-name="ce7" table:formula="of:=([.F11]+[.F12])/2" office:value-type="float" office:value="1.66492072624958" calcext:value-type="float">
            <text:p>1.665E+00</text:p>
          </table:table-cell>
          <table:table-cell table:style-name="ce7" office:value-type="float" office:value="-8132695.5844217" calcext:value-type="float">
            <text:p>-8.133E+06</text:p>
          </table:table-cell>
          <table:table-cell table:style-name="ce7" table:formula="of:=-[.$C$16]*[.$I$4]/[.M11]^2" office:value-type="float" office:value="3242308137.78685" calcext:value-type="float">
            <text:p>3.242E+09</text:p>
          </table:table-cell>
        </table:table-row>
        <table:table-row table:style-name="ro1">
          <table:table-cell table:number-columns-repeated="5"/>
          <table:table-cell office:value-type="float" office:value="1.83621436232314" calcext:value-type="float">
            <text:p>1.8362143623</text:p>
          </table:table-cell>
          <table:table-cell table:style-name="ce4" table:formula="of:=[.$C$16]*V_factor/[.F12]" office:value-type="float" office:value="-4894609241.93352" calcext:value-type="float">
            <text:p>-4.89E+009</text:p>
          </table:table-cell>
          <table:table-cell/>
          <table:table-cell table:style-name="ce12" table:formula="of:=[.G12]-[.$G$19]" office:value-type="float" office:value="-3097098884.33394" calcext:value-type="float">
            <text:p>-3.10E+009</text:p>
          </table:table-cell>
          <table:table-cell table:style-name="ce4" office:value-type="string" calcext:value-type="string">
            <text:p>Node values near r=2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formula="of:=([.F12]+[.F13])/2" office:value-type="float" office:value="2.02583341550747" calcext:value-type="float">
            <text:p>2.026E+00</text:p>
          </table:table-cell>
          <table:table-cell table:style-name="ce7" office:value-type="float" office:value="1235032853.54294" calcext:value-type="float">
            <text:p>1.235E+09</text:p>
          </table:table-cell>
          <table:table-cell table:style-name="ce7" table:formula="of:=-[.$C$16]*[.$I$4]/[.M12]^2" office:value-type="float" office:value="2189948717.85424" calcext:value-type="float">
            <text:p>2.190E+09</text:p>
          </table:table-cell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.2154524686918" calcext:value-type="float">
            <text:p>2.2154524687</text:p>
          </table:table-cell>
          <table:table-cell table:style-name="ce4" table:formula="of:=[.$C$16]*V_factor/[.F13]" office:value-type="float" office:value="-4056756764.14081" calcext:value-type="float">
            <text:p>-4.06E+009</text:p>
          </table:table-cell>
          <table:table-cell/>
          <table:table-cell table:style-name="ce12" table:formula="of:=[.G13]-[.$G$19]" office:value-type="float" office:value="-2259246406.54123" calcext:value-type="float">
            <text:p>-2.26E+009</text:p>
          </table:table-cell>
          <table:table-cell table:style-name="ce4" office:value-type="string" calcext:value-type="string">
            <text:p>Node values near r=2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table:formula="of:=([.F13]+[.F14])/2" office:value-type="float" office:value="2.41997863070213" calcext:value-type="float">
            <text:p>2.420E+00</text:p>
          </table:table-cell>
          <table:table-cell table:style-name="ce7" office:value-type="float" office:value="1527182600.68225" calcext:value-type="float">
            <text:p>1.527E+09</text:p>
          </table:table-cell>
          <table:table-cell table:style-name="ce7" table:formula="of:=-[.$C$16]*[.$I$4]/[.M13]^2" office:value-type="float" office:value="1534681803.74436" calcext:value-type="float">
            <text:p>1.535E+09</text:p>
          </table:table-cell>
        </table:table-row>
        <table:table-row table:style-name="ro1">
          <table:table-cell table:number-columns-repeated="5"/>
          <table:table-cell office:value-type="float" office:value="2.62450479271247" calcext:value-type="float">
            <text:p>2.6245047927</text:p>
          </table:table-cell>
          <table:table-cell table:style-name="ce4" table:formula="of:=[.$C$16]*V_factor/[.F14]" office:value-type="float" office:value="-3424475281.18595" calcext:value-type="float">
            <text:p>-3.42E+009</text:p>
          </table:table-cell>
          <table:table-cell/>
          <table:table-cell table:style-name="ce4" table:formula="of:=[.G14]-[.$G$19]" office:value-type="float" office:value="-1626964923.58637" calcext:value-type="float">
            <text:p>-1.63E+009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table:style-name="ce7" table:formula="of:=([.F14]+[.F15])/2" office:value-type="float" office:value="2.84175303688915" calcext:value-type="float">
            <text:p>2.842E+00</text:p>
          </table:table-cell>
          <table:table-cell table:style-name="ce7" office:value-type="float" office:value="1107972382.91954" calcext:value-type="float">
            <text:p>1.108E+09</text:p>
          </table:table-cell>
          <table:table-cell table:style-name="ce7" table:formula="of:=-[.$C$16]*[.$I$4]/[.M14]^2" office:value-type="float" office:value="1112932283.1964" calcext:value-type="float">
            <text:p>1.113E+09</text:p>
          </table:table-cell>
        </table:table-row>
        <table:table-row table:style-name="ro1">
          <table:table-cell table:number-columns-repeated="5"/>
          <table:table-cell office:value-type="float" office:value="3.05900128106583" calcext:value-type="float">
            <text:p>3.0590012811</text:p>
          </table:table-cell>
          <table:table-cell table:style-name="ce4" table:formula="of:=[.$C$16]*V_factor/[.F15]" office:value-type="float" office:value="-2938067350.16026" calcext:value-type="float">
            <text:p>-2.94E+009</text:p>
          </table:table-cell>
          <table:table-cell/>
          <table:table-cell table:style-name="ce4" table:formula="of:=[.G15]-[.$G$19]" office:value-type="float" office:value="-1140556992.56067" calcext:value-type="float">
            <text:p>-1.14E+009</text:p>
          </table:table-cell>
          <table:table-cell table:style-name="ce4"/>
          <table:table-cell/>
          <table:table-cell office:value-type="float" office:value="6" calcext:value-type="float">
            <text:p>6</text:p>
          </table:table-cell>
          <table:table-cell table:style-name="ce7" table:formula="of:=([.F15]+[.F16])/2" office:value-type="float" office:value="3.28743345903981" calcext:value-type="float">
            <text:p>3.287E+00</text:p>
          </table:table-cell>
          <table:table-cell table:style-name="ce7" office:value-type="float" office:value="828198582.645786" calcext:value-type="float">
            <text:p>8.282E+08</text:p>
          </table:table-cell>
          <table:table-cell table:style-name="ce7" table:formula="of:=-[.$C$16]*[.$I$4]/[.M15]^2" office:value-type="float" office:value="831624860.927498" calcext:value-type="float">
            <text:p>8.316E+08</text:p>
          </table:table-cell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Coulomb</text:p>
          </table:table-cell>
          <table:table-cell/>
          <table:table-cell office:value-type="float" office:value="3.51586563701379" calcext:value-type="float">
            <text:p>3.515865637</text:p>
          </table:table-cell>
          <table:table-cell table:style-name="ce4" table:formula="of:=[.$C$16]*V_factor/[.F16]" office:value-type="float" office:value="-2556284203.06514" calcext:value-type="float">
            <text:p>-2.56E+009</text:p>
          </table:table-cell>
          <table:table-cell/>
          <table:table-cell table:style-name="ce4" table:formula="of:=[.G16]-[.$G$19]" office:value-type="float" office:value="-758773845.465559" calcext:value-type="float">
            <text:p>-7.59E+008</text:p>
          </table:table-cell>
          <table:table-cell table:style-name="ce4"/>
          <table:table-cell/>
          <table:table-cell office:value-type="float" office:value="7" calcext:value-type="float">
            <text:p>7</text:p>
          </table:table-cell>
          <table:table-cell table:style-name="ce7" table:formula="of:=([.F16]+[.F17])/2" office:value-type="float" office:value="3.75433033502309" calcext:value-type="float">
            <text:p>3.754E+00</text:p>
          </table:table-cell>
          <table:table-cell table:style-name="ce7" office:value-type="float" office:value="635182060.338296" calcext:value-type="float">
            <text:p>6.352E+08</text:p>
          </table:table-cell>
          <table:table-cell table:style-name="ce7" table:formula="of:=-[.$C$16]*[.$I$4]/[.M16]^2" office:value-type="float" office:value="637641303.293594" calcext:value-type="float">
            <text:p>6.376E+08</text:p>
          </table:table-cell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 table:number-columns-repeated="2"/>
          <table:table-cell office:value-type="float" office:value="3.99279503303239" calcext:value-type="float">
            <text:p>3.992795033</text:p>
          </table:table-cell>
          <table:table-cell table:style-name="ce4" table:formula="of:=[.$C$16]*V_factor/[.F17]" office:value-type="float" office:value="-2250942438.47828" calcext:value-type="float">
            <text:p>-2.25E+009</text:p>
          </table:table-cell>
          <table:table-cell/>
          <table:table-cell table:style-name="ce4" table:formula="of:=[.G17]-[.$G$19]" office:value-type="float" office:value="-453432080.878703" calcext:value-type="float">
            <text:p>-4.53E+008</text:p>
          </table:table-cell>
          <table:table-cell table:style-name="ce4"/>
          <table:table-cell/>
          <table:table-cell office:value-type="float" office:value="8" calcext:value-type="float">
            <text:p>8</text:p>
          </table:table-cell>
          <table:table-cell table:style-name="ce7" table:formula="of:=([.F17]+[.F18])/2" office:value-type="float" office:value="4.24039260667127" calcext:value-type="float">
            <text:p>4.240E+00</text:p>
          </table:table-cell>
          <table:table-cell table:style-name="ce7" office:value-type="float" office:value="498013849.162051" calcext:value-type="float">
            <text:p>4.980E+08</text:p>
          </table:table-cell>
          <table:table-cell table:style-name="ce7" table:formula="of:=-[.$C$16]*[.$I$4]/[.M17]^2" office:value-type="float" office:value="499837998.287855" calcext:value-type="float">
            <text:p>4.998E+08</text:p>
          </table:table-cell>
        </table:table-row>
        <table:table-row table:style-name="ro1">
          <table:table-cell table:number-columns-repeated="5"/>
          <table:table-cell office:value-type="float" office:value="4.48799018031015" calcext:value-type="float">
            <text:p>4.4879901803</text:p>
          </table:table-cell>
          <table:table-cell table:style-name="ce4" table:formula="of:=[.$C$16]*V_factor/[.F18]" office:value-type="float" office:value="-2002578309.4242" calcext:value-type="float">
            <text:p>-2.00E+009</text:p>
          </table:table-cell>
          <table:table-cell/>
          <table:table-cell table:style-name="ce4" table:formula="of:=[.G18]-[.$G$19]" office:value-type="float" office:value="-205067951.824618" calcext:value-type="float">
            <text:p>-2.05E+008</text:p>
          </table:table-cell>
          <table:table-cell table:style-name="ce4"/>
          <table:table-cell/>
          <table:table-cell office:value-type="float" office:value="9" calcext:value-type="float">
            <text:p>9</text:p>
          </table:table-cell>
          <table:table-cell table:style-name="ce7" table:formula="of:=([.F18]+[.F19])/2" office:value-type="float" office:value="4.74399509015507" calcext:value-type="float">
            <text:p>4.744E+00</text:p>
          </table:table-cell>
          <table:table-cell table:style-name="ce7" office:value-type="float" office:value="397957792.054554" calcext:value-type="float">
            <text:p>3.980E+08</text:p>
          </table:table-cell>
          <table:table-cell table:style-name="ce7" table:formula="of:=-[.$C$16]*[.$I$4]/[.M18]^2" office:value-type="float" office:value="399349315.276022" calcext:value-type="float">
            <text:p>3.993E+08</text:p>
          </table:table-cell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table:formula="of:=[.$C$16]*V_factor/[.F19]" office:value-type="float" office:value="-1797510357.59958" calcext:value-type="float">
            <text:p>-1.80E+009</text:p>
          </table:table-cell>
          <table:table-cell/>
          <table:table-cell table:style-name="ce4" table:formula="of:=[.G19]-[.$G$19]" office:value-type="float" office:value="0" calcext:value-type="float">
            <text:p>0.00E+000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If potential=0 at infinity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4" table:formula="of:=[.C16]*[.I4]/[.C13]" office:value-type="float" office:value="-4493775893.99896" calcext:value-type="float">
            <text:p>-4.49E+009</text:p>
          </table:table-cell>
          <table:table-cell office:value-type="string" calcext:value-type="string">
            <text:p>Analytic potential at particle radi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4" table:formula="of:=[.C16]*[.I4]/[.F12]" office:value-type="float" office:value="-4894609241.93352" calcext:value-type="float">
            <text:p>-4.89E+0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tential at rmax:</text:p>
          </table:table-cell>
          <table:table-cell table:number-columns-repeated="4"/>
          <table:table-cell table:style-name="ce4" table:formula="of:=[.C16]*[.I4]/[.C8]" office:value-type="float" office:value="-1797510357.59958" calcext:value-type="float">
            <text:p>-1.80E+009</text:p>
          </table:table-cell>
          <table:table-cell office:value-type="string" calcext:value-type="string">
            <text:p>Analytic potential at particle rma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ential at infinity: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Modify these for potential=0 at rmax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11" table:formula="of:=[.G22]-[.G24]" office:value-type="float" office:value="-2696265536.39937" calcext:value-type="float">
            <text:p>-2.696E+09</text:p>
          </table:table-cell>
          <table:table-cell table:style-name="ce2" office:value-type="string" calcext:value-type="string">
            <text:p>Use this value in test_FieldSolve.p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7" table:formula="of:=[.G23]-[.G24]" office:value-type="float" office:value="-3097098884.33394" calcext:value-type="float">
            <text:p>-3.097E+0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nside the charge-shell, the potential is constant with this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Compute electric field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E at particle location</text:p>
          </table:table-cell>
          <table:table-cell table:number-columns-repeated="4"/>
          <table:table-cell table:style-name="ce7" table:formula="of:=-[.C16]*[.I4]/[.C13]^2" office:value-type="float" office:value="2246887946.99948" calcext:value-type="float">
            <text:p>2.247E+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E at rmax</text:p>
          </table:table-cell>
          <table:table-cell table:number-columns-repeated="4"/>
          <table:table-cell table:style-name="ce7" table:formula="of:=-[.I4]*[.C16]/[.C8]^2" office:value-type="float" office:value="359502071.519916" calcext:value-type="float">
            <text:p>3.595E+08</text:p>
          </table:table-cell>
          <table:table-cell table:number-columns-repeated="8"/>
        </table:table-row>
      </table:table>
      <table:table table:name="test_5" table:style-name="ta1">
        <table:shapes>
          <draw:frame draw:z-index="0" draw:style-name="gr6" draw:text-style-name="P3" svg:width="453.46pt" svg:height="255.26pt" svg:x="873.41pt" svg:y="449.69pt">
            <loext:p draw:notify-on-update-of-ranges="test_5.M9:test_5.M18 test_5.N7:test_5.N7 test_5.N9:test_5.N18 test_5.M9:test_5.M18 test_5.O7:test_5.O7 test_5.O9:test_5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6" draw:text-style-name="P3" svg:width="453.46pt" svg:height="255.26pt" svg:x="373.83pt" svg:y="449.8pt">
            <loext:p draw:notify-on-update-of-ranges="test_5.F9:test_5.F19 test_5.I8:test_5.I8 test_5.I9:test_5.I19 test_5.S7:test_5.S7 test_5.S9:test_5.S19 test_5.F9:test_5.F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table:style-name="ce2" office:value-type="string" calcext:value-type="string">
            <text:p>Spherical 1D radial Poisson solve with source from test_ChargeDensity.ods:test_6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Put a charge (actually a spherical shell of charge) at r = 0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7" table:formula="of:=1/(4*PI()*epsilon_0)" office:value-type="float" office:value="8987551787.99791" calcext:value-type="float">
            <text:p>8.988E+09</text:p>
          </table:table-cell>
          <table:table-cell table:number-columns-repeated="10"/>
        </table:table-row>
        <table:table-row table:style-name="ro1">
          <table:table-cell table:number-columns-repeated="11"/>
          <table:table-cell table:style-name="ce2" office:value-type="string" calcext:value-type="string">
            <text:p>Plot -E vs radius, comparing code with analytic resul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3"/>
          <table:table-cell table:style-name="ce2" office:value-type="string" calcext:value-type="string">
            <text:p>Analytic calculation of potential vs. radius</text:p>
          </table:table-cell>
          <table:table-cell table:number-columns-repeated="5"/>
          <table:table-cell office:value-type="string" calcext:value-type="string">
            <text:p>Code value is a cell quantity, so compute analytic value at cell center</text:p>
          </table:table-cell>
          <table:table-cell table:number-columns-repeated="6"/>
          <table:table-cell table:style-name="ce10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From mesh_1D_radial.xml:</text:p>
          </table:table-cell>
          <table:table-cell table:number-columns-repeated="2"/>
          <table:table-cell table:style-name="ce9" office:value-type="string" calcext:value-type="string">
            <text:p>With phi=0 at r=5, the potential is then:</text:p>
          </table:table-cell>
          <table:table-cell table:number-columns-repeated="4"/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Analytic</text:p>
          </table:table-cell>
          <table:table-cell table:number-columns-repeated="3"/>
          <table:table-cell table:style-name="ce10"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Potential</text:p>
          </table:table-cell>
          <table:table-cell table:style-name="ce3"/>
          <table:table-cell table:style-name="ce10" office:value-type="string" calcext:value-type="string">
            <text:p>Potential</text:p>
          </table:table-cell>
          <table:table-cell table:number-columns-repeated="2"/>
          <table:table-cell table:style-name="ce13" office:value-type="string" calcext:value-type="string">
            <text:p>Cell</text:p>
          </table:table-cell>
          <table:table-cell table:style-name="ce10" office:value-type="string" calcext:value-type="string">
            <text:p>Midpoint</text:p>
          </table:table-cell>
          <table:table-cell table:style-name="ce13" office:value-type="string" calcext:value-type="string">
            <text:p>-E </text:p>
          </table:table-cell>
          <table:table-cell table:number-columns-repeated="4"/>
          <table:table-cell table:style-name="ce10" office:value-type="string" calcext:value-type="string">
            <text:p>phi</text:p>
          </table:table-cell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2"/>
          <table:table-cell/>
          <table:table-cell office:value-type="float" office:value="0" calcext:value-type="float">
            <text:p>0</text:p>
          </table:table-cell>
          <table:table-cell table:style-name="ce7" table:formula="of:=([.F9]+[.F10])/2" office:value-type="float" office:value="0.100237446725454" calcext:value-type="float">
            <text:p>1.002E-01</text:p>
          </table:table-cell>
          <table:table-cell office:value-type="float" office:value="670876652348.039" calcext:value-type="float">
            <text:p>670876652348.039</text:p>
          </table:table-cell>
          <table:table-cell table:style-name="ce7" table:formula="of:=-[.$C$16]*[.$I$4]/[.M9]^2" office:value-type="float" office:value="894502203130.718" calcext:value-type="float">
            <text:p>8.945E+11</text:p>
          </table:table-cell>
          <table:table-cell table:number-columns-repeated="3"/>
          <table:table-cell office:value-type="float" office:value="-170210457783.078" calcext:value-type="float">
            <text:p>-170210457783.078</text:p>
          </table:table-cell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0.200474893450909" calcext:value-type="float">
            <text:p>0.2004748935</text:p>
          </table:table-cell>
          <table:table-cell table:style-name="ce4" table:formula="of:=[.$C$16]*V_factor/[.F10]" office:value-type="float" office:value="-44831308466.0585" calcext:value-type="float">
            <text:p>-4.48E+010</text:p>
          </table:table-cell>
          <table:table-cell/>
          <table:table-cell table:style-name="ce4" table:formula="of:=[.G10]-[.$G$19]" office:value-type="float" office:value="-42584420519.059" calcext:value-type="float">
            <text:p>-4.26E+010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7" table:formula="of:=([.F10]+[.F11])/2" office:value-type="float" office:value="0.347050991813458" calcext:value-type="float">
            <text:p>3.471E-01</text:p>
          </table:table-cell>
          <table:table-cell office:value-type="float" office:value="70432097516.1843" calcext:value-type="float">
            <text:p>70432097516.1843</text:p>
          </table:table-cell>
          <table:table-cell table:style-name="ce7" table:formula="of:=-[.$C$16]*[.$I$4]/[.M10]^2" office:value-type="float" office:value="74619928080.0393" calcext:value-type="float">
            <text:p>7.462E+10</text:p>
          </table:table-cell>
          <table:table-cell table:number-columns-repeated="3"/>
          <table:table-cell office:value-type="float" office:value="-35716532384.9029" calcext:value-type="float">
            <text:p>-35716532384.9029</text:p>
          </table:table-cell>
        </table:table-row>
        <table:table-row table:style-name="ro1">
          <table:table-cell table:number-columns-repeated="5"/>
          <table:table-cell office:value-type="float" office:value="0.493627090176008" calcext:value-type="float">
            <text:p>0.4936270902</text:p>
          </table:table-cell>
          <table:table-cell table:style-name="ce4" table:formula="of:=[.$C$16]*V_factor/[.F11]" office:value-type="float" office:value="-18207168866.6708" calcext:value-type="float">
            <text:p>-1.82E+010</text:p>
          </table:table-cell>
          <table:table-cell/>
          <table:table-cell table:style-name="ce4" table:formula="of:=[.G11]-[.$G$19]" office:value-type="float" office:value="-15960280919.6713" calcext:value-type="float">
            <text:p>-1.60E+010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table:style-name="ce7" table:formula="of:=([.F11]+[.F12])/2" office:value-type="float" office:value="0.664920726249573" calcext:value-type="float">
            <text:p>6.649E-01</text:p>
          </table:table-cell>
          <table:table-cell office:value-type="float" office:value="19888360892.7501" calcext:value-type="float">
            <text:p>19888360892.7501</text:p>
          </table:table-cell>
          <table:table-cell table:style-name="ce7" table:formula="of:=-[.$C$16]*[.$I$4]/[.M11]^2" office:value-type="float" office:value="20328328246.9302" calcext:value-type="float">
            <text:p>2.033E+10</text:p>
          </table:table-cell>
          <table:table-cell table:number-columns-repeated="3"/>
          <table:table-cell office:value-type="float" office:value="-15069208278.0771" calcext:value-type="float">
            <text:p>-15069208278.0771</text:p>
          </table:table-cell>
        </table:table-row>
        <table:table-row table:style-name="ro1">
          <table:table-cell table:number-columns-repeated="5"/>
          <table:table-cell office:value-type="float" office:value="0.836214362323139" calcext:value-type="float">
            <text:p>0.8362143623</text:p>
          </table:table-cell>
          <table:table-cell table:style-name="ce4" table:formula="of:=[.$C$16]*V_factor/[.F12]" office:value-type="float" office:value="-10747904117.5866" calcext:value-type="float">
            <text:p>-1.07E+010</text:p>
          </table:table-cell>
          <table:table-cell/>
          <table:table-cell table:style-name="ce14" table:formula="of:=[.G12]-[.$G$19]" office:value-type="float" office:value="-8501016170.58712" calcext:value-type="float">
            <text:p>-8.50E+009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table:style-name="ce7" table:formula="of:=([.F12]+[.F13])/2" office:value-type="float" office:value="1.02583341550747" calcext:value-type="float">
            <text:p>1.026E+00</text:p>
          </table:table-cell>
          <table:table-cell office:value-type="float" office:value="8444412854.72123" calcext:value-type="float">
            <text:p>8444412854.72123</text:p>
          </table:table-cell>
          <table:table-cell table:style-name="ce7" table:formula="of:=-[.$C$16]*[.$I$4]/[.M12]^2" office:value-type="float" office:value="8540587029.27793" calcext:value-type="float">
            <text:p>8.541E+09</text:p>
          </table:table-cell>
          <table:table-cell table:number-columns-repeated="3"/>
          <table:table-cell office:value-type="float" office:value="-8255708972.35212" calcext:value-type="float">
            <text:p>-8255708972.35212</text:p>
          </table:table-cell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.2154524686918" calcext:value-type="float">
            <text:p>1.2154524687</text:p>
          </table:table-cell>
          <table:table-cell table:style-name="ce4" table:formula="of:=[.$C$16]*V_factor/[.F13]" office:value-type="float" office:value="-7394408271.40801" calcext:value-type="float">
            <text:p>-7.39E+009</text:p>
          </table:table-cell>
          <table:table-cell/>
          <table:table-cell table:style-name="ce14" table:formula="of:=[.G13]-[.$G$19]" office:value-type="float" office:value="-5147520324.40853" calcext:value-type="float">
            <text:p>-5.15E+009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 table:style-name="ce7" table:formula="of:=([.F13]+[.F14])/2" office:value-type="float" office:value="1.41997863070213" calcext:value-type="float">
            <text:p>1.420E+00</text:p>
          </table:table-cell>
          <table:table-cell office:value-type="float" office:value="4426748367.77122" calcext:value-type="float">
            <text:p>4426748367.77122</text:p>
          </table:table-cell>
          <table:table-cell table:style-name="ce7" table:formula="of:=-[.$C$16]*[.$I$4]/[.M13]^2" office:value-type="float" office:value="4457360790.45154" calcext:value-type="float">
            <text:p>4.457E+09</text:p>
          </table:table-cell>
          <table:table-cell table:number-columns-repeated="3"/>
          <table:table-cell office:value-type="float" office:value="-5053265831.93247" calcext:value-type="float">
            <text:p>-5053265831.93247</text:p>
          </table:table-cell>
        </table:table-row>
        <table:table-row table:style-name="ro1">
          <table:table-cell table:number-columns-repeated="5"/>
          <table:table-cell office:value-type="float" office:value="1.62450479271247" calcext:value-type="float">
            <text:p>1.6245047927</text:p>
          </table:table-cell>
          <table:table-cell table:style-name="ce4" table:formula="of:=[.$C$16]*V_factor/[.F14]" office:value-type="float" office:value="-5532487086.72087" calcext:value-type="float">
            <text:p>-5.53E+009</text:p>
          </table:table-cell>
          <table:table-cell/>
          <table:table-cell table:style-name="ce4" table:formula="of:=[.G14]-[.$G$19]" office:value-type="float" office:value="-3285599139.72139" calcext:value-type="float">
            <text:p>-3.29E+009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table:style-name="ce7" table:formula="of:=([.F14]+[.F15])/2" office:value-type="float" office:value="1.84175303688915" calcext:value-type="float">
            <text:p>1.842E+00</text:p>
          </table:table-cell>
          <table:table-cell office:value-type="float" office:value="2637357635.90879" calcext:value-type="float">
            <text:p>2637357635.90879</text:p>
          </table:table-cell>
          <table:table-cell table:style-name="ce7" table:formula="of:=-[.$C$16]*[.$I$4]/[.M14]^2" office:value-type="float" office:value="2649589637.58846" calcext:value-type="float">
            <text:p>2.650E+09</text:p>
          </table:table-cell>
          <table:table-cell table:number-columns-repeated="3"/>
          <table:table-cell office:value-type="float" office:value="-3242494124.24093" calcext:value-type="float">
            <text:p>-3242494124.24093</text:p>
          </table:table-cell>
        </table:table-row>
        <table:table-row table:style-name="ro1">
          <table:table-cell table:number-columns-repeated="5"/>
          <table:table-cell office:value-type="float" office:value="2.05900128106583" calcext:value-type="float">
            <text:p>2.0590012811</text:p>
          </table:table-cell>
          <table:table-cell table:style-name="ce4" table:formula="of:=[.$C$16]*V_factor/[.F15]" office:value-type="float" office:value="-4365005437.65838" calcext:value-type="float">
            <text:p>-4.37E+009</text:p>
          </table:table-cell>
          <table:table-cell/>
          <table:table-cell table:style-name="ce4" table:formula="of:=[.G15]-[.$G$19]" office:value-type="float" office:value="-2118117490.6589" calcext:value-type="float">
            <text:p>-2.12E+009</text:p>
          </table:table-cell>
          <table:table-cell table:style-name="ce4"/>
          <table:table-cell/>
          <table:table-cell office:value-type="float" office:value="6" calcext:value-type="float">
            <text:p>6</text:p>
          </table:table-cell>
          <table:table-cell table:style-name="ce7" table:formula="of:=([.F15]+[.F16])/2" office:value-type="float" office:value="2.28743345903981" calcext:value-type="float">
            <text:p>2.287E+00</text:p>
          </table:table-cell>
          <table:table-cell office:value-type="float" office:value="1711997590.39091" calcext:value-type="float">
            <text:p>1711997590.39091</text:p>
          </table:table-cell>
          <table:table-cell table:style-name="ce7" table:formula="of:=-[.$C$16]*[.$I$4]/[.M15]^2" office:value-type="float" office:value="1717688733.63337" calcext:value-type="float">
            <text:p>1.718E+09</text:p>
          </table:table-cell>
          <table:table-cell table:number-columns-repeated="3"/>
          <table:table-cell office:value-type="float" office:value="-2096571492.90665" calcext:value-type="float">
            <text:p>-2096571492.90665</text:p>
          </table:table-cell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Coulomb</text:p>
          </table:table-cell>
          <table:table-cell/>
          <table:table-cell office:value-type="float" office:value="2.51586563701379" calcext:value-type="float">
            <text:p>2.515865637</text:p>
          </table:table-cell>
          <table:table-cell table:style-name="ce4" table:formula="of:=[.$C$16]*V_factor/[.F16]" office:value-type="float" office:value="-3572349673.9141" calcext:value-type="float">
            <text:p>-3.57E+009</text:p>
          </table:table-cell>
          <table:table-cell/>
          <table:table-cell table:style-name="ce4" table:formula="of:=[.G16]-[.$G$19]" office:value-type="float" office:value="-1325461726.91462" calcext:value-type="float">
            <text:p>-1.33E+009</text:p>
          </table:table-cell>
          <table:table-cell table:style-name="ce4"/>
          <table:table-cell/>
          <table:table-cell office:value-type="float" office:value="7" calcext:value-type="float">
            <text:p>7</text:p>
          </table:table-cell>
          <table:table-cell table:style-name="ce7" table:formula="of:=([.F16]+[.F17])/2" office:value-type="float" office:value="2.75433033502309" calcext:value-type="float">
            <text:p>2.754E+00</text:p>
          </table:table-cell>
          <table:table-cell office:value-type="float" office:value="1181749929.74115" calcext:value-type="float">
            <text:p>1181749929.74115</text:p>
          </table:table-cell>
          <table:table-cell table:style-name="ce7" table:formula="of:=-[.$C$16]*[.$I$4]/[.M16]^2" office:value-type="float" office:value="1184702637.54198" calcext:value-type="float">
            <text:p>1.185E+09</text:p>
          </table:table-cell>
          <table:table-cell table:number-columns-repeated="3"/>
          <table:table-cell office:value-type="float" office:value="-1314420816.38824" calcext:value-type="float">
            <text:p>-1314420816.38824</text:p>
          </table:table-cell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 table:number-columns-repeated="2"/>
          <table:table-cell office:value-type="float" office:value="2.99279503303239" calcext:value-type="float">
            <text:p>2.992795033</text:p>
          </table:table-cell>
          <table:table-cell table:style-name="ce4" table:formula="of:=[.$C$16]*V_factor/[.F17]" office:value-type="float" office:value="-3003062919.04376" calcext:value-type="float">
            <text:p>-3.00E+009</text:p>
          </table:table-cell>
          <table:table-cell/>
          <table:table-cell table:style-name="ce4" table:formula="of:=[.G17]-[.$G$19]" office:value-type="float" office:value="-756174972.044283" calcext:value-type="float">
            <text:p>-7.56E+008</text:p>
          </table:table-cell>
          <table:table-cell table:style-name="ce4"/>
          <table:table-cell/>
          <table:table-cell office:value-type="float" office:value="8" calcext:value-type="float">
            <text:p>8</text:p>
          </table:table-cell>
          <table:table-cell table:style-name="ce7" table:formula="of:=([.F17]+[.F18])/2" office:value-type="float" office:value="3.24039260667127" calcext:value-type="float">
            <text:p>3.240E+00</text:p>
          </table:table-cell>
          <table:table-cell office:value-type="float" office:value="854282991.849844" calcext:value-type="float">
            <text:p>854282991.849844</text:p>
          </table:table-cell>
          <table:table-cell table:style-name="ce7" table:formula="of:=-[.$C$16]*[.$I$4]/[.M17]^2" office:value-type="float" office:value="855945554.458559" calcext:value-type="float">
            <text:p>8.559E+08</text:p>
          </table:table-cell>
          <table:table-cell table:number-columns-repeated="3"/>
          <table:table-cell office:value-type="float" office:value="-750809536.151776" calcext:value-type="float">
            <text:p>-750809536.151776</text:p>
          </table:table-cell>
        </table:table-row>
        <table:table-row table:style-name="ro1">
          <table:table-cell table:number-columns-repeated="5"/>
          <table:table-cell office:value-type="float" office:value="3.48799018031015" calcext:value-type="float">
            <text:p>3.4879901803</text:p>
          </table:table-cell>
          <table:table-cell table:style-name="ce4" table:formula="of:=[.$C$16]*V_factor/[.F18]" office:value-type="float" office:value="-2576713615.40323" calcext:value-type="float">
            <text:p>-2.58E+009</text:p>
          </table:table-cell>
          <table:table-cell/>
          <table:table-cell table:style-name="ce4" table:formula="of:=[.G18]-[.$G$19]" office:value-type="float" office:value="-329825668.403748" calcext:value-type="float">
            <text:p>-3.30E+008</text:p>
          </table:table-cell>
          <table:table-cell table:style-name="ce4"/>
          <table:table-cell/>
          <table:table-cell office:value-type="float" office:value="9" calcext:value-type="float">
            <text:p>9</text:p>
          </table:table-cell>
          <table:table-cell table:style-name="ce7" table:formula="of:=([.F18]+[.F19])/2" office:value-type="float" office:value="3.74399509015507" calcext:value-type="float">
            <text:p>3.744E+00</text:p>
          </table:table-cell>
          <table:table-cell office:value-type="float" office:value="640168863.13695" calcext:value-type="float">
            <text:p>640168863.13695</text:p>
          </table:table-cell>
          <table:table-cell table:style-name="ce7" table:formula="of:=-[.$C$16]*[.$I$4]/[.M18]^2" office:value-type="float" office:value="641166561.685237" calcext:value-type="float">
            <text:p>6.412E+08</text:p>
          </table:table-cell>
          <table:table-cell table:number-columns-repeated="3"/>
          <table:table-cell office:value-type="float" office:value="-327772744.185807" calcext:value-type="float">
            <text:p>-327772744.185807</text:p>
          </table:table-cell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table:formula="of:=[.$C$16]*V_factor/[.F19]" office:value-type="float" office:value="-2246887946.99948" calcext:value-type="float">
            <text:p>-2.25E+009</text:p>
          </table:table-cell>
          <table:table-cell/>
          <table:table-cell table:style-name="ce4" table:formula="of:=[.G19]-[.$G$19]" office:value-type="float" office:value="0" calcext:value-type="float">
            <text:p>0.00E+000</text:p>
          </table:table-cell>
          <table:table-cell table:style-name="ce4"/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If potential=0 at infinity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4"/>
          <table:table-cell office:value-type="string" calcext:value-type="string">
            <text:p>Analytic potential at particle radiu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4" table:formula="of:=[.C16]*[.I4]/[.F12]" office:value-type="float" office:value="-10747904117.5866" calcext:value-type="float">
            <text:p>-1.07E+0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tential at rmax:</text:p>
          </table:table-cell>
          <table:table-cell table:number-columns-repeated="4"/>
          <table:table-cell table:style-name="ce4" table:formula="of:=[.C16]*[.I4]/[.C8]" office:value-type="float" office:value="-2246887946.99948" calcext:value-type="float">
            <text:p>-2.25E+009</text:p>
          </table:table-cell>
          <table:table-cell office:value-type="string" calcext:value-type="string">
            <text:p>Analytic potential at particle rma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tential at infinity: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Modify these for potential=0 at rmax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11" table:formula="of:=[.G22]-[.G24]" office:value-type="float" office:value="2246887946.99948" calcext:value-type="float">
            <text:p>2.247E+09</text:p>
          </table:table-cell>
          <table:table-cell table:style-name="ce2" office:value-type="string" calcext:value-type="string">
            <text:p>Use this value in test_FieldSolve.p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7" table:formula="of:=[.G23]-[.G24]" office:value-type="float" office:value="-8501016170.58712" calcext:value-type="float">
            <text:p>-8.501E+09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Inside the charge-shell, the potential is constant with this valu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Compute electric field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-E at particle location</text:p>
          </table:table-cell>
          <table:table-cell table:number-columns-repeated="4"/>
          <table:table-cell table:style-name="ce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-E at rmax</text:p>
          </table:table-cell>
          <table:table-cell table:number-columns-repeated="4"/>
          <table:table-cell table:style-name="ce7" table:formula="of:=-[.I4]*[.C16]/[.C8]^2" office:value-type="float" office:value="561721986.749869" calcext:value-type="float">
            <text:p>5.617E+08</text:p>
          </table:table-cell>
          <table:table-cell table:number-columns-repeated="12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3" table:default-cell-style-name="ce15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_e</text:p>
          </table:table-cell>
          <table:table-cell table:formula="of:=['file:///home/tph/workspace/dt/tests/unit/consts.ods'#$Sheet1.E114]" office:value-type="float" office:value="1.602176487E-019" calcext:value-type="float">
            <text:p>1.60217649E-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silon_0</text:p>
          </table:table-cell>
          <table:table-cell table:formula="of:=['file:///home/tph/workspace/dt/tests/unit/consts.ods'#$Sheet1.E80]" office:value-type="float" office:value="0.000000000008854187817" calcext:value-type="float">
            <text:p>8.85418782E-01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tph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>
          <table:table-cell table:number-columns-repeated="4"/>
          <table:table-cell table:style-name="ce1" office:value-type="float" office:value="-175882015000">
            <text:p>-175882015000</text:p>
          </table:table-cell>
        </table:table-row>
        <table:table-row table:number-rows-repeated="32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epsilon_0" table:base-cell-address="$consts.$C$4" table:cell-range-address="$consts.$D$4"/>
        <table:named-range table:name="q_e" table:base-cell-address="$consts.$C$3" table:cell-range-address="$consts.$D$3"/>
        <table:named-range table:name="V_factor" table:base-cell-address="$test_3.$H$4" table:cell-range-address="$test_4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3" loext:exponent-interval="1" loext:forced-exponent-sign="true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5" loext:min-decimal-places="5" number:min-integer-digits="1" number:min-exponent-digits="3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9:23:22.996600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9-04T13:32:59.608681550</meta:creation-date>
    <dc:date>2018-01-01T20:10:19.182871504</dc:date>
    <meta:editing-duration>PT14H30M25S</meta:editing-duration>
    <meta:editing-cycles>25</meta:editing-cycles>
    <meta:generator>LibreOffice/5.1.6.2$Linux_X86_64 LibreOffice_project/10m0$Build-2</meta:generator>
    <meta:document-statistic meta:table-count="4" meta:cell-count="32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aximum="20000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46cm" svg:y="0.316cm" chart:style-name="ch2">
          <text:p>-E vs. radius</text:p>
        </chart:title>
        <chart:legend svg:x="10.728cm" svg:y="1.755cm" style:legend-expansion="custom" chartooo:width="2.668cm" chartooo:height="1.096cm" style:legend-expansion-aspect-ratio="2.43430656934307" chart:style-name="ch3"/>
        <chart:plot-area chart:style-name="ch4" table:cell-range-address="test_4.M9:test_4.O18 test_4.N7:test_4.O7" chart:data-source-has-labels="row" svg:x="0.319cm" svg:y="1.275cm" svg:width="15.36cm" svg:height="7.551cm">
          <chartooo:coordinate-region svg:x="2.343cm" svg:y="1.474cm" svg:width="12.50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4.N9:test_4.N18" chart:label-cell-address="test_4.N7:test_4.N7" chart:class="chart:scatter">
            <chart:domain table:cell-range-address="test_4.M9:test_4.M18"/>
            <chart:data-point chart:repeated="10"/>
          </chart:series>
          <chart:series chart:style-name="ch9" chart:values-cell-range-address="test_4.O9:test_4.O18" chart:label-cell-address="test_4.O7:test_4.O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de</text:p>
                <draw:g>
                  <svg:desc>test_4.N7:test_4.N7</svg:desc>
                </draw:g>
              </table:table-cell>
              <table:table-cell office:value-type="string">
                <text:p>Analytic</text:p>
                <draw:g>
                  <svg:desc>test_4.O7:test_4.O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0023744672546">
                <text:p>1.10023744672546</text:p>
                <draw:g>
                  <svg:desc>test_4.M9:test_4.M18</svg:desc>
                </draw:g>
              </table:table-cell>
              <table:table-cell office:value-type="float" office:value="-18637108.445718">
                <text:p>-18637108.445718</text:p>
                <draw:g>
                  <svg:desc>test_4.N9:test_4.N18</svg:desc>
                </draw:g>
              </table:table-cell>
              <table:table-cell office:value-type="float" office:value="7424523079.5628">
                <text:p>7424523079.5628</text:p>
                <draw:g>
                  <svg:desc>test_4.O9:test_4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705099181346">
                <text:p>1.34705099181346</text:p>
              </table:table-cell>
              <table:table-cell office:value-type="float" office:value="-12418597.4818857">
                <text:p>-12418597.4818857</text:p>
              </table:table-cell>
              <table:table-cell office:value-type="float" office:value="4953057091.33416">
                <text:p>4953057091.33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492072624958">
                <text:p>1.66492072624958</text:p>
              </table:table-cell>
              <table:table-cell office:value-type="float" office:value="-8132695.5844217">
                <text:p>-8132695.5844217</text:p>
              </table:table-cell>
              <table:table-cell office:value-type="float" office:value="3242308137.78685">
                <text:p>3242308137.78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583341550747">
                <text:p>2.02583341550747</text:p>
              </table:table-cell>
              <table:table-cell office:value-type="float" office:value="1235032853.54294">
                <text:p>1235032853.54294</text:p>
              </table:table-cell>
              <table:table-cell office:value-type="float" office:value="2189948717.85424">
                <text:p>2189948717.85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1997863070213">
                <text:p>2.41997863070213</text:p>
              </table:table-cell>
              <table:table-cell office:value-type="float" office:value="1527182600.68225">
                <text:p>1527182600.68225</text:p>
              </table:table-cell>
              <table:table-cell office:value-type="float" office:value="1534681803.74436">
                <text:p>1534681803.74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4175303688915">
                <text:p>2.84175303688915</text:p>
              </table:table-cell>
              <table:table-cell office:value-type="float" office:value="1107972382.91954">
                <text:p>1107972382.91954</text:p>
              </table:table-cell>
              <table:table-cell office:value-type="float" office:value="1112932283.1964">
                <text:p>1112932283.1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8743345903981">
                <text:p>3.28743345903981</text:p>
              </table:table-cell>
              <table:table-cell office:value-type="float" office:value="828198582.645786">
                <text:p>828198582.645786</text:p>
              </table:table-cell>
              <table:table-cell office:value-type="float" office:value="831624860.927498">
                <text:p>831624860.92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433033502309">
                <text:p>3.75433033502309</text:p>
              </table:table-cell>
              <table:table-cell office:value-type="float" office:value="635182060.338296">
                <text:p>635182060.338296</text:p>
              </table:table-cell>
              <table:table-cell office:value-type="float" office:value="637641303.293594">
                <text:p>637641303.293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4039260667127">
                <text:p>4.24039260667127</text:p>
              </table:table-cell>
              <table:table-cell office:value-type="float" office:value="498013849.162051">
                <text:p>498013849.162051</text:p>
              </table:table-cell>
              <table:table-cell office:value-type="float" office:value="499837998.287855">
                <text:p>499837998.287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4399509015507">
                <text:p>4.74399509015507</text:p>
              </table:table-cell>
              <table:table-cell office:value-type="float" office:value="397957792.054554">
                <text:p>397957792.054554</text:p>
              </table:table-cell>
              <table:table-cell office:value-type="float" office:value="399349315.276022">
                <text:p>399349315.276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true" chart:minimum="10000000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46cm" svg:y="0.316cm" chart:style-name="ch2">
          <text:p>-E vs. radius</text:p>
        </chart:title>
        <chart:legend svg:x="10.728cm" svg:y="1.755cm" style:legend-expansion="custom" chartooo:width="2.668cm" chartooo:height="1.096cm" style:legend-expansion-aspect-ratio="2.43430656934307" chart:style-name="ch3"/>
        <chart:plot-area chart:style-name="ch4" table:cell-range-address="test_5.M9:test_5.O18 test_5.N7:test_5.O7" chart:data-source-has-labels="row" svg:x="0.319cm" svg:y="1.275cm" svg:width="15.36cm" svg:height="7.551cm">
          <chartooo:coordinate-region svg:x="2.052cm" svg:y="1.475cm" svg:width="13.533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5.N9:test_5.N18" chart:label-cell-address="test_5.N7:test_5.N7" chart:class="chart:scatter">
            <chart:domain table:cell-range-address="test_5.M9:test_5.M18"/>
            <chart:data-point chart:repeated="10"/>
          </chart:series>
          <chart:series chart:style-name="ch9" chart:values-cell-range-address="test_5.O9:test_5.O18" chart:label-cell-address="test_5.O7:test_5.O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de</text:p>
                <draw:g>
                  <svg:desc>test_5.N7:test_5.N7</svg:desc>
                </draw:g>
              </table:table-cell>
              <table:table-cell office:value-type="string">
                <text:p>Analytic</text:p>
                <draw:g>
                  <svg:desc>test_5.O7:test_5.O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237446725454">
                <text:p>0.100237446725454</text:p>
                <draw:g>
                  <svg:desc>test_5.M9:test_5.M18</svg:desc>
                </draw:g>
              </table:table-cell>
              <table:table-cell office:value-type="float" office:value="670876652348.039">
                <text:p>670876652348.039</text:p>
                <draw:g>
                  <svg:desc>test_5.N9:test_5.N18</svg:desc>
                </draw:g>
              </table:table-cell>
              <table:table-cell office:value-type="float" office:value="894502203130.718">
                <text:p>894502203130.718</text:p>
                <draw:g>
                  <svg:desc>test_5.O9:test_5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7050991813458">
                <text:p>0.347050991813458</text:p>
              </table:table-cell>
              <table:table-cell office:value-type="float" office:value="70432097516.1843">
                <text:p>70432097516.1843</text:p>
              </table:table-cell>
              <table:table-cell office:value-type="float" office:value="74619928080.0393">
                <text:p>74619928080.0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4920726249573">
                <text:p>0.664920726249573</text:p>
              </table:table-cell>
              <table:table-cell office:value-type="float" office:value="19888360892.7501">
                <text:p>19888360892.7501</text:p>
              </table:table-cell>
              <table:table-cell office:value-type="float" office:value="20328328246.9302">
                <text:p>20328328246.9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583341550747">
                <text:p>1.02583341550747</text:p>
              </table:table-cell>
              <table:table-cell office:value-type="float" office:value="8444412854.72123">
                <text:p>8444412854.72123</text:p>
              </table:table-cell>
              <table:table-cell office:value-type="float" office:value="8540587029.27793">
                <text:p>8540587029.2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997863070213">
                <text:p>1.41997863070213</text:p>
              </table:table-cell>
              <table:table-cell office:value-type="float" office:value="4426748367.77122">
                <text:p>4426748367.77122</text:p>
              </table:table-cell>
              <table:table-cell office:value-type="float" office:value="4457360790.45154">
                <text:p>4457360790.4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4175303688915">
                <text:p>1.84175303688915</text:p>
              </table:table-cell>
              <table:table-cell office:value-type="float" office:value="2637357635.90879">
                <text:p>2637357635.90879</text:p>
              </table:table-cell>
              <table:table-cell office:value-type="float" office:value="2649589637.58846">
                <text:p>2649589637.58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8743345903981">
                <text:p>2.28743345903981</text:p>
              </table:table-cell>
              <table:table-cell office:value-type="float" office:value="1711997590.39091">
                <text:p>1711997590.39091</text:p>
              </table:table-cell>
              <table:table-cell office:value-type="float" office:value="1717688733.63337">
                <text:p>1717688733.63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433033502309">
                <text:p>2.75433033502309</text:p>
              </table:table-cell>
              <table:table-cell office:value-type="float" office:value="1181749929.74115">
                <text:p>1181749929.74115</text:p>
              </table:table-cell>
              <table:table-cell office:value-type="float" office:value="1184702637.54198">
                <text:p>1184702637.54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039260667127">
                <text:p>3.24039260667127</text:p>
              </table:table-cell>
              <table:table-cell office:value-type="float" office:value="854282991.849844">
                <text:p>854282991.849844</text:p>
              </table:table-cell>
              <table:table-cell office:value-type="float" office:value="855945554.458559">
                <text:p>855945554.458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4399509015507">
                <text:p>3.74399509015507</text:p>
              </table:table-cell>
              <table:table-cell office:value-type="float" office:value="640168863.13695">
                <text:p>640168863.13695</text:p>
              </table:table-cell>
              <table:table-cell office:value-type="float" office:value="641166561.685237">
                <text:p>641166561.685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minimum="-20000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58cm" svg:y="0.316cm" chart:style-name="ch2">
          <text:p>phi vs. radius</text:p>
        </chart:title>
        <chart:legend svg:x="8.226cm" svg:y="2.551cm" style:legend-expansion="custom" chartooo:width="2.642cm" chartooo:height="1.096cm" style:legend-expansion-aspect-ratio="2.41058394160584" chart:style-name="ch3"/>
        <chart:plot-area chart:style-name="ch4" table:cell-range-address="test_5.F9:test_5.F19 test_5.I8:test_5.I19 test_5.S7:test_5.S7 test_5.S9:test_5.S19" chart:data-source-has-labels="row" svg:x="0.319cm" svg:y="1.275cm" svg:width="15.36cm" svg:height="7.551cm">
          <chartooo:coordinate-region svg:x="2.158cm" svg:y="1.474cm" svg:width="13.28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5.I9:test_5.I19" chart:label-cell-address="test_5.I8:test_5.I8" chart:class="chart:scatter">
            <chart:domain table:cell-range-address="test_5.F9:test_5.F19"/>
            <chart:data-point chart:repeated="11"/>
          </chart:series>
          <chart:series chart:style-name="ch9" chart:values-cell-range-address="test_5.S9:test_5.S19" chart:label-cell-address="test_5.S7:test_5.S7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tential</text:p>
                <draw:g>
                  <svg:desc>test_5.I8:test_5.I8</svg:desc>
                </draw:g>
              </table:table-cell>
              <table:table-cell office:value-type="string">
                <text:p>Code</text:p>
                <draw:g>
                  <svg:desc>test_5.S7:test_5.S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_5.F9:test_5.F19</svg:desc>
                </draw:g>
              </table:table-cell>
              <table:table-cell office:value-type="float" office:value="NaN">
                <text:p>NaN</text:p>
                <draw:g>
                  <svg:desc>test_5.I9:test_5.I19</svg:desc>
                </draw:g>
              </table:table-cell>
              <table:table-cell office:value-type="float" office:value="-170210457783.078">
                <text:p>-170210457783.078</text:p>
                <draw:g>
                  <svg:desc>test_5.S9:test_5.S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474893450909">
                <text:p>0.200474893450909</text:p>
              </table:table-cell>
              <table:table-cell office:value-type="float" office:value="-42584420519.059">
                <text:p>-42584420519.059</text:p>
              </table:table-cell>
              <table:table-cell office:value-type="float" office:value="-35716532384.9029">
                <text:p>-35716532384.9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627090176008">
                <text:p>0.493627090176008</text:p>
              </table:table-cell>
              <table:table-cell office:value-type="float" office:value="-15960280919.6713">
                <text:p>-15960280919.6713</text:p>
              </table:table-cell>
              <table:table-cell office:value-type="float" office:value="-15069208278.0771">
                <text:p>-15069208278.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6214362323139">
                <text:p>0.836214362323139</text:p>
              </table:table-cell>
              <table:table-cell office:value-type="float" office:value="-8501016170.58712">
                <text:p>-8501016170.58712</text:p>
              </table:table-cell>
              <table:table-cell office:value-type="float" office:value="-8255708972.35212">
                <text:p>-8255708972.35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54524686918">
                <text:p>1.2154524686918</text:p>
              </table:table-cell>
              <table:table-cell office:value-type="float" office:value="-5147520324.40853">
                <text:p>-5147520324.40853</text:p>
              </table:table-cell>
              <table:table-cell office:value-type="float" office:value="-5053265831.93247">
                <text:p>-5053265831.93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2450479271247">
                <text:p>1.62450479271247</text:p>
              </table:table-cell>
              <table:table-cell office:value-type="float" office:value="-3285599139.72139">
                <text:p>-3285599139.72139</text:p>
              </table:table-cell>
              <table:table-cell office:value-type="float" office:value="-3242494124.24093">
                <text:p>-3242494124.24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900128106583">
                <text:p>2.05900128106583</text:p>
              </table:table-cell>
              <table:table-cell office:value-type="float" office:value="-2118117490.6589">
                <text:p>-2118117490.6589</text:p>
              </table:table-cell>
              <table:table-cell office:value-type="float" office:value="-2096571492.90665">
                <text:p>-2096571492.90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1586563701379">
                <text:p>2.51586563701379</text:p>
              </table:table-cell>
              <table:table-cell office:value-type="float" office:value="-1325461726.91462">
                <text:p>-1325461726.91462</text:p>
              </table:table-cell>
              <table:table-cell office:value-type="float" office:value="-1314420816.38824">
                <text:p>-1314420816.3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9279503303239">
                <text:p>2.99279503303239</text:p>
              </table:table-cell>
              <table:table-cell office:value-type="float" office:value="-756174972.044283">
                <text:p>-756174972.044283</text:p>
              </table:table-cell>
              <table:table-cell office:value-type="float" office:value="-750809536.151776">
                <text:p>-750809536.151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799018031015">
                <text:p>3.48799018031015</text:p>
              </table:table-cell>
              <table:table-cell office:value-type="float" office:value="-329825668.403748">
                <text:p>-329825668.403748</text:p>
              </table:table-cell>
              <table:table-cell office:value-type="float" office:value="-327772744.185807">
                <text:p>-327772744.185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